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_5f_desktop_5f_files" style:display-name="Tableau_desktop_files" style:family="table">
      <style:table-properties style:width="17cm" table:align="margins" style:may-break-between-rows="false"/>
    </style:style>
    <style:style style:name="Tableau_5f_desktop_5f_files.A" style:display-name="Tableau_desktop_files.A" style:family="table-column">
      <style:table-column-properties style:column-width="8.5cm" style:rel-column-width="32767*"/>
    </style:style>
    <style:style style:name="Tableau_5f_desktop_5f_files.B" style:display-name="Tableau_desktop_files.B" style:family="table-column">
      <style:table-column-properties style:column-width="8.5cm" style:rel-column-width="32768*"/>
    </style:style>
    <style:style style:name="Tableau_5f_desktop_5f_files.A1" style:display-name="Tableau_desktop_files.A1" style:family="table-cell">
      <style:table-cell-properties fo:padding="0.097cm" fo:border-left="0.05pt solid #000000" fo:border-right="none" fo:border-top="0.05pt solid #000000" fo:border-bottom="0.05pt solid #000000"/>
    </style:style>
    <style:style style:name="Tableau_5f_desktop_5f_files.B1" style:display-name="Tableau_desktop_files.B1" style:family="table-cell">
      <style:table-cell-properties fo:padding="0.097cm" fo:border="0.05pt solid #000000"/>
    </style:style>
    <style:style style:name="Tableau_5f_desktop_5f_files.A2" style:display-name="Tableau_desktop_files.A2" style:family="table-cell">
      <style:table-cell-properties fo:padding="0.097cm" fo:border-left="0.05pt solid #000000" fo:border-right="none" fo:border-top="none" fo:border-bottom="0.05pt solid #000000"/>
    </style:style>
    <style:style style:name="Tableau_5f_desktop_5f_files.B2" style:display-name="Tableau_desktop_files.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8.5cm"/>
    </style:style>
    <style:style style:name="Table1.B" style:family="table-column">
      <style:table-column-properties style:column-width="8.513cm"/>
    </style:style>
    <style:style style:name="Table1.A1" style:family="table-cell">
      <style:table-cell-properties fo:padding="0cm" fo:border="none"/>
    </style:style>
    <style:style style:name="P1" style:family="paragraph" style:parent-style-name="Footer">
      <style:paragraph-properties fo:text-align="end" style:justify-single-word="false"/>
      <style:text-properties fo:language="fr" fo:country="FR"/>
    </style:style>
    <style:style style:name="P2" style:family="paragraph" style:parent-style-name="Text_20_body">
      <style:text-properties officeooo:rsid="0006976c" officeooo:paragraph-rsid="0006976c"/>
    </style:style>
    <style:style style:name="P3" style:family="paragraph" style:parent-style-name="Text_20_body">
      <style:text-properties fo:language="fr" fo:country="FR"/>
    </style:style>
    <style:style style:name="P4" style:family="paragraph" style:parent-style-name="Text_20_body">
      <style:text-properties fo:language="fr" fo:country="FR" officeooo:rsid="0002f4d2" officeooo:paragraph-rsid="0002f4d2"/>
    </style:style>
    <style:style style:name="P5" style:family="paragraph" style:parent-style-name="Text_20_body">
      <style:text-properties fo:language="fr" fo:country="FR" officeooo:paragraph-rsid="000116ed"/>
    </style:style>
    <style:style style:name="P6" style:family="paragraph" style:parent-style-name="Text_20_body">
      <style:text-properties fo:language="fr" fo:country="FR" officeooo:rsid="0004ec48" officeooo:paragraph-rsid="0004ec48"/>
    </style:style>
    <style:style style:name="P7" style:family="paragraph" style:parent-style-name="Text_20_body">
      <style:text-properties fo:language="fr" fo:country="FR" officeooo:rsid="0006976c" officeooo:paragraph-rsid="0011b46e"/>
    </style:style>
    <style:style style:name="P8" style:family="paragraph" style:parent-style-name="Text_20_body">
      <style:text-properties fo:language="fr" fo:country="FR" officeooo:paragraph-rsid="000bed6f"/>
    </style:style>
    <style:style style:name="P9" style:family="paragraph" style:parent-style-name="Text_20_body">
      <style:text-properties fo:language="fr" fo:country="FR" officeooo:rsid="0015ca46" officeooo:paragraph-rsid="0015ca46"/>
    </style:style>
    <style:style style:name="P10" style:family="paragraph" style:parent-style-name="Text_20_body">
      <style:text-properties fo:language="fr" fo:country="FR" officeooo:rsid="0015ca46" officeooo:paragraph-rsid="0016e1ef"/>
    </style:style>
    <style:style style:name="P11" style:family="paragraph" style:parent-style-name="Text_20_body">
      <style:text-properties fo:language="fr" fo:country="FR" officeooo:rsid="0015ca46" officeooo:paragraph-rsid="001edf06"/>
    </style:style>
    <style:style style:name="P12" style:family="paragraph" style:parent-style-name="Text_20_body">
      <style:text-properties fo:language="fr" fo:country="FR" officeooo:rsid="00201b09" officeooo:paragraph-rsid="00201b09"/>
    </style:style>
    <style:style style:name="P13" style:family="paragraph" style:parent-style-name="Text_20_body">
      <style:text-properties fo:language="fr" fo:country="FR" officeooo:paragraph-rsid="00201b09"/>
    </style:style>
    <style:style style:name="P14" style:family="paragraph" style:parent-style-name="Text_20_body">
      <style:text-properties fo:language="fr" fo:country="FR" officeooo:paragraph-rsid="0016fbb5"/>
    </style:style>
    <style:style style:name="P15" style:family="paragraph" style:parent-style-name="Text_20_body">
      <style:text-properties fo:language="fr" fo:country="FR" officeooo:rsid="0023b364" officeooo:paragraph-rsid="0023b364"/>
    </style:style>
    <style:style style:name="P16" style:family="paragraph" style:parent-style-name="Text_20_body">
      <style:paragraph-properties fo:text-align="justify" style:justify-single-word="false"/>
      <style:text-properties officeooo:paragraph-rsid="0016fbb5"/>
    </style:style>
    <style:style style:name="P17" style:family="paragraph" style:parent-style-name="Text_20_body">
      <style:text-properties style:text-position="0% 100%" fo:language="fr" fo:country="FR" officeooo:rsid="001446ba" officeooo:paragraph-rsid="0011b46e" style:font-size-asian="10.5pt"/>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text-properties officeooo:rsid="000bed6f" officeooo:paragraph-rsid="000bed6f"/>
    </style:style>
    <style:style style:name="P20" style:family="paragraph" style:parent-style-name="Table_20_Contents">
      <style:paragraph-properties fo:text-align="justify" style:justify-single-word="false"/>
      <style:text-properties officeooo:rsid="000bed6f" officeooo:paragraph-rsid="0016e1ef"/>
    </style:style>
    <style:style style:name="P21" style:family="paragraph" style:parent-style-name="Table_20_Contents">
      <style:paragraph-properties fo:text-align="center" style:justify-single-word="false"/>
      <style:text-properties officeooo:rsid="000d41a5" officeooo:paragraph-rsid="000d41a5"/>
    </style:style>
    <style:style style:name="P22" style:family="paragraph" style:parent-style-name="Table_20_Contents">
      <style:paragraph-properties fo:text-align="center" style:justify-single-word="false"/>
      <style:text-properties officeooo:rsid="000d9352" officeooo:paragraph-rsid="000d9352"/>
    </style:style>
    <style:style style:name="P23" style:family="paragraph" style:parent-style-name="Table_20_Contents">
      <style:text-properties fo:language="fr" fo:country="FR"/>
    </style:style>
    <style:style style:name="P24" style:family="paragraph" style:parent-style-name="Table_20_Contents">
      <style:paragraph-properties fo:text-align="center" style:justify-single-word="false"/>
      <style:text-properties fo:language="fr" fo:country="FR" fo:font-weight="bold" officeooo:rsid="000bed6f" officeooo:paragraph-rsid="000bed6f" style:font-weight-asian="bold" style:font-weight-complex="bold"/>
    </style:style>
    <style:style style:name="P25" style:family="paragraph" style:parent-style-name="Table_20_Contents">
      <style:paragraph-properties fo:text-align="center" style:justify-single-word="false"/>
      <style:text-properties fo:language="fr" fo:country="FR"/>
    </style:style>
    <style:style style:name="P26" style:family="paragraph" style:parent-style-name="Table_20_Contents">
      <style:paragraph-properties fo:text-align="center" style:justify-single-word="false"/>
      <style:text-properties fo:language="fr" fo:country="FR" officeooo:rsid="000bed6f" officeooo:paragraph-rsid="000bed6f"/>
    </style:style>
    <style:style style:name="P27" style:family="paragraph" style:parent-style-name="Table_20_Contents">
      <style:paragraph-properties fo:text-align="center" style:justify-single-word="false"/>
      <style:text-properties fo:language="fr" fo:country="FR" officeooo:rsid="000d9352" officeooo:paragraph-rsid="000d9352"/>
    </style:style>
    <style:style style:name="P28" style:family="paragraph" style:parent-style-name="Table_20_Contents">
      <style:paragraph-properties fo:text-align="center" style:justify-single-word="false"/>
      <style:text-properties fo:language="fr" fo:country="FR" officeooo:rsid="000d41a5" officeooo:paragraph-rsid="000d41a5"/>
    </style:style>
    <style:style style:name="P29" style:family="paragraph" style:parent-style-name="Table_20_Contents">
      <style:paragraph-properties fo:text-align="center" style:justify-single-word="false"/>
      <style:text-properties fo:language="fr" fo:country="FR" officeooo:rsid="000f8a0d" officeooo:paragraph-rsid="000f8a0d"/>
    </style:style>
    <style:style style:name="P30" style:family="paragraph" style:parent-style-name="Table_20_Contents">
      <style:paragraph-properties fo:text-align="center" style:justify-single-word="false"/>
      <style:text-properties fo:language="fr" fo:country="FR" officeooo:rsid="0023b364" officeooo:paragraph-rsid="0023b364"/>
    </style:style>
    <style:style style:name="P31" style:family="paragraph" style:parent-style-name="Table_20_Contents">
      <style:paragraph-properties fo:text-align="center" style:justify-single-word="false"/>
      <style:text-properties fo:font-weight="bold" officeooo:rsid="0023b364" officeooo:paragraph-rsid="0023b364" style:font-weight-asian="bold" style:font-weight-complex="bold"/>
    </style:style>
    <style:style style:name="P32" style:family="paragraph" style:parent-style-name="Table_20_Contents">
      <style:paragraph-properties fo:text-align="center" style:justify-single-word="false"/>
      <style:text-properties fo:font-weight="normal" officeooo:rsid="00243553" officeooo:paragraph-rsid="00243553" style:font-weight-asian="normal" style:font-weight-complex="normal"/>
    </style:style>
    <style:style style:name="P33" style:family="paragraph" style:parent-style-name="Standard">
      <style:text-properties fo:language="fr" fo:country="FR"/>
    </style:style>
    <style:style style:name="P34" style:family="paragraph" style:parent-style-name="Contents_20_Heading">
      <style:text-properties fo:language="fr" fo:country="FR"/>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Preformatted_20_Text">
      <style:paragraph-properties fo:margin-left="1cm" fo:margin-right="1cm" fo:margin-top="0cm" fo:margin-bottom="0.499cm" style:contextual-spacing="false" fo:text-align="justify" style:justify-single-word="false" fo:text-indent="0cm" style:auto-text-indent="false"/>
      <style:text-properties fo:language="fr" fo:country="FR" officeooo:paragraph-rsid="0016fbb5"/>
    </style:style>
    <style:style style:name="P38" style:family="paragraph" style:parent-style-name="Preformatted_20_Text">
      <style:paragraph-properties fo:margin-left="1cm" fo:margin-right="1cm" fo:margin-top="0cm" fo:margin-bottom="0.499cm" style:contextual-spacing="false" fo:text-align="justify" style:justify-single-word="false" fo:text-indent="0cm" style:auto-text-indent="false"/>
      <style:text-properties fo:color="#006633" fo:language="fr" fo:country="FR" officeooo:rsid="0000fbf3" officeooo:paragraph-rsid="0016fbb5"/>
    </style:style>
    <style:style style:name="P39" style:family="paragraph" style:parent-style-name="Preformatted_20_Text">
      <style:paragraph-properties fo:margin-left="1cm" fo:margin-right="1cm" fo:margin-top="0cm" fo:margin-bottom="0.499cm" style:contextual-spacing="false" fo:text-align="justify" style:justify-single-word="false" fo:text-indent="0cm" style:auto-text-indent="false"/>
      <style:text-properties fo:color="#000000" fo:language="fr" fo:country="FR" officeooo:rsid="0016fbb5" officeooo:paragraph-rsid="0016fbb5"/>
    </style:style>
    <style:style style:name="P40" style:family="paragraph" style:parent-style-name="Preformatted_20_Text">
      <style:paragraph-properties fo:margin-left="1cm" fo:margin-right="1cm" fo:margin-top="0cm" fo:margin-bottom="0.499cm" style:contextual-spacing="false" fo:text-align="justify" style:justify-single-word="false" fo:text-indent="0cm" style:auto-text-indent="false"/>
      <style:text-properties fo:color="#009933" fo:language="fr" fo:country="FR" officeooo:rsid="0016fbb5" officeooo:paragraph-rsid="0016fbb5"/>
    </style:style>
    <style:style style:name="P41" style:family="paragraph" style:parent-style-name="Preformatted_20_Text">
      <style:paragraph-properties fo:margin-left="1cm" fo:margin-right="1cm" fo:margin-top="0cm" fo:margin-bottom="0.499cm" style:contextual-spacing="false" fo:text-align="justify" style:justify-single-word="false" fo:text-indent="0cm" style:auto-text-indent="false"/>
      <style:text-properties fo:color="#009933" fo:language="fr" fo:country="FR" officeooo:rsid="000a051c" officeooo:paragraph-rsid="0016fbb5"/>
    </style:style>
    <style:style style:name="P42" style:family="paragraph" style:parent-style-name="Preformatted_20_Text">
      <style:paragraph-properties fo:margin-left="1cm" fo:margin-right="1cm" fo:text-align="justify" style:justify-single-word="false" fo:text-indent="0cm" style:auto-text-indent="false"/>
      <style:text-properties fo:color="#006633" fo:language="fr" fo:country="FR" officeooo:rsid="0000fbf3" officeooo:paragraph-rsid="0016fbb5"/>
    </style:style>
    <style:style style:name="P43" style:family="paragraph" style:parent-style-name="Preformatted_20_Text">
      <style:paragraph-properties fo:margin-left="1cm" fo:margin-right="1cm" fo:text-align="justify" style:justify-single-word="false" fo:text-indent="0cm" style:auto-text-indent="false"/>
      <style:text-properties fo:language="fr" fo:country="FR" officeooo:paragraph-rsid="0016fbb5"/>
    </style:style>
    <style:style style:name="P44" style:family="paragraph" style:parent-style-name="Preformatted_20_Text">
      <style:paragraph-properties fo:margin-left="1cm" fo:margin-right="1cm" fo:text-align="justify" style:justify-single-word="false" fo:text-indent="0cm" style:auto-text-indent="false"/>
      <style:text-properties fo:color="#009933" fo:language="fr" fo:country="FR" officeooo:rsid="0016fbb5" officeooo:paragraph-rsid="0016fbb5"/>
    </style:style>
    <style:style style:name="P45" style:family="paragraph" style:parent-style-name="Preformatted_20_Text">
      <style:paragraph-properties fo:margin-left="0cm" fo:margin-right="1cm" fo:margin-top="0cm" fo:margin-bottom="0.499cm" style:contextual-spacing="false" fo:text-align="justify" style:justify-single-word="false" fo:text-indent="0cm" style:auto-text-indent="false"/>
      <style:text-properties fo:color="#006633" fo:language="fr" fo:country="FR" officeooo:rsid="00045757" officeooo:paragraph-rsid="0016fbb5"/>
    </style:style>
    <style:style style:name="P46" style:family="paragraph" style:parent-style-name="Preformatted_20_Text">
      <style:paragraph-properties fo:margin-left="0cm" fo:margin-right="1cm" fo:margin-top="0cm" fo:margin-bottom="0.499cm" style:contextual-spacing="false" fo:text-align="justify" style:justify-single-word="false" fo:text-indent="0cm" style:auto-text-indent="false"/>
      <style:text-properties fo:color="#006633" fo:language="fr" fo:country="FR" officeooo:rsid="0004d228" officeooo:paragraph-rsid="0016fbb5"/>
    </style:style>
    <style:style style:name="P47" style:family="paragraph" style:parent-style-name="Preformatted_20_Text">
      <style:paragraph-properties fo:margin-left="0cm" fo:margin-right="1cm" fo:margin-top="0cm" fo:margin-bottom="0.499cm" style:contextual-spacing="false" fo:text-align="justify" style:justify-single-word="false" fo:text-indent="0cm" style:auto-text-indent="false"/>
      <style:text-properties fo:color="#006633" fo:language="fr" fo:country="FR" officeooo:rsid="00062c41" officeooo:paragraph-rsid="0016fbb5"/>
    </style:style>
    <style:style style:name="P48" style:family="paragraph" style:parent-style-name="Preformatted_20_Text">
      <style:paragraph-properties fo:margin-left="0cm" fo:margin-right="1cm" fo:margin-top="0cm" fo:margin-bottom="0.499cm" style:contextual-spacing="false" fo:text-align="justify" style:justify-single-word="false" fo:text-indent="0cm" style:auto-text-indent="false"/>
      <style:text-properties fo:color="#006633" fo:language="fr" fo:country="FR" officeooo:rsid="00082a9a" officeooo:paragraph-rsid="0016fbb5"/>
    </style:style>
    <style:style style:name="P49" style:family="paragraph" style:parent-style-name="Preformatted_20_Text">
      <style:paragraph-properties fo:margin-left="0cm" fo:margin-right="1cm" fo:margin-top="0cm" fo:margin-bottom="0.499cm" style:contextual-spacing="false" fo:text-align="justify" style:justify-single-word="false" fo:text-indent="0cm" style:auto-text-indent="false"/>
      <style:text-properties fo:color="#006633" fo:language="fr" fo:country="FR" officeooo:rsid="000a051c" officeooo:paragraph-rsid="0016fbb5"/>
    </style:style>
    <style:style style:name="P50" style:family="paragraph" style:parent-style-name="Preformatted_20_Text">
      <style:paragraph-properties fo:margin-left="0cm" fo:margin-right="1cm" fo:margin-top="0cm" fo:margin-bottom="0.499cm" style:contextual-spacing="false" fo:text-align="justify" style:justify-single-word="false" fo:text-indent="0cm" style:auto-text-indent="false"/>
      <style:text-properties fo:color="#000000" fo:language="fr" fo:country="FR" officeooo:rsid="00045757" officeooo:paragraph-rsid="0016fbb5"/>
    </style:style>
    <style:style style:name="P51" style:family="paragraph" style:parent-style-name="Preformatted_20_Text">
      <style:paragraph-properties fo:margin-left="0cm" fo:margin-right="1cm" fo:margin-top="0cm" fo:margin-bottom="0.499cm" style:contextual-spacing="false" fo:text-align="justify" style:justify-single-word="false" fo:text-indent="0cm" style:auto-text-indent="false"/>
      <style:text-properties fo:color="#000000" fo:language="fr" fo:country="FR" officeooo:rsid="0004d228" officeooo:paragraph-rsid="0016fbb5"/>
    </style:style>
    <style:style style:name="P52" style:family="paragraph" style:parent-style-name="Preformatted_20_Text">
      <style:paragraph-properties fo:margin-left="0cm" fo:margin-right="1cm" fo:margin-top="0cm" fo:margin-bottom="0.499cm" style:contextual-spacing="false" fo:text-align="justify" style:justify-single-word="false" fo:text-indent="0cm" style:auto-text-indent="false"/>
      <style:text-properties fo:color="#000000" fo:language="fr" fo:country="FR" officeooo:rsid="00062c41" officeooo:paragraph-rsid="0016fbb5"/>
    </style:style>
    <style:style style:name="P53" style:family="paragraph" style:parent-style-name="Preformatted_20_Text">
      <style:paragraph-properties fo:margin-left="0cm" fo:margin-right="1cm" fo:margin-top="0cm" fo:margin-bottom="0.499cm" style:contextual-spacing="false" fo:text-align="justify" style:justify-single-word="false" fo:text-indent="0cm" style:auto-text-indent="false"/>
      <style:text-properties fo:color="#000000" fo:language="fr" fo:country="FR" officeooo:rsid="00082a9a" officeooo:paragraph-rsid="0016fbb5"/>
    </style:style>
    <style:style style:name="P54" style:family="paragraph" style:parent-style-name="Preformatted_20_Text">
      <style:paragraph-properties fo:margin-left="0cm" fo:margin-right="1cm" fo:margin-top="0cm" fo:margin-bottom="0.499cm" style:contextual-spacing="false" fo:text-align="justify" style:justify-single-word="false" fo:text-indent="0cm" style:auto-text-indent="false"/>
      <style:text-properties fo:color="#009933" fo:language="fr" fo:country="FR" officeooo:rsid="0016fbb5" officeooo:paragraph-rsid="0016fbb5"/>
    </style:style>
    <style:style style:name="P55" style:family="paragraph" style:parent-style-name="Table_20_Heading">
      <style:paragraph-properties fo:text-align="center" style:justify-single-word="false"/>
      <style:text-properties fo:font-weight="normal" officeooo:rsid="0023b364" officeooo:paragraph-rsid="0023b364" style:font-weight-asian="normal" style:font-weight-complex="normal"/>
    </style:style>
    <style:style style:name="P56" style:family="paragraph" style:parent-style-name="Table_20_Heading">
      <style:paragraph-properties fo:text-align="center" style:justify-single-word="false"/>
      <style:text-properties fo:font-weight="normal" officeooo:rsid="00243553" officeooo:paragraph-rsid="00243553" style:font-weight-asian="normal" style:font-weight-complex="normal"/>
    </style:style>
    <style:style style:name="P57" style:family="paragraph" style:parent-style-name="Table_20_Heading">
      <style:paragraph-properties fo:text-align="center" style:justify-single-word="false"/>
      <style:text-properties fo:font-weight="bold" officeooo:rsid="0023b364" officeooo:paragraph-rsid="0023b364" style:font-weight-asian="bold" style:font-weight-complex="bold"/>
    </style:style>
    <style:style style:name="P58" style:family="paragraph" style:parent-style-name="Preformatted_20_Text">
      <style:paragraph-properties fo:text-align="center" style:justify-single-word="false"/>
      <style:text-properties fo:language="fr" fo:country="FR" officeooo:rsid="0023b364" officeooo:paragraph-rsid="0023b364"/>
    </style:style>
    <style:style style:name="P59" style:family="paragraph" style:parent-style-name="Preformatted_20_Text">
      <style:paragraph-properties fo:text-align="center" style:justify-single-word="false"/>
    </style:style>
    <style:style style:name="P60" style:family="paragraph" style:parent-style-name="Preformatted_20_Text">
      <style:text-properties officeooo:paragraph-rsid="0023b364"/>
    </style:style>
    <style:style style:name="P61" style:family="paragraph" style:parent-style-name="Preformatted_20_Text">
      <style:paragraph-properties fo:margin-top="0cm" fo:margin-bottom="0.499cm" style:contextual-spacing="false" fo:text-align="center" style:justify-single-word="false"/>
    </style:style>
    <style:style style:name="P62" style:family="paragraph" style:parent-style-name="Text_20_body">
      <style:text-properties fo:language="fr" fo:country="FR" officeooo:rsid="0023b364" officeooo:paragraph-rsid="00259ba8"/>
    </style:style>
    <style:style style:name="P63" style:family="paragraph" style:parent-style-name="Text_20_body">
      <style:paragraph-properties fo:text-align="justify" style:justify-single-word="false"/>
      <style:text-properties fo:language="fr" fo:country="FR" officeooo:rsid="0023b364" officeooo:paragraph-rsid="00259ba8"/>
    </style:style>
    <style:style style:name="P64" style:family="paragraph" style:parent-style-name="Text_20_body">
      <style:text-properties fo:language="fr" fo:country="FR" officeooo:rsid="0023b364" officeooo:paragraph-rsid="00261e46"/>
    </style:style>
    <style:style style:name="P65" style:family="paragraph" style:parent-style-name="Text_20_body">
      <style:text-properties fo:language="fr" fo:country="FR" officeooo:paragraph-rsid="00201b09"/>
    </style:style>
    <style:style style:name="P66" style:family="paragraph" style:parent-style-name="Text_20_body">
      <style:text-properties fo:language="fr" fo:country="FR" officeooo:rsid="0015ca46" officeooo:paragraph-rsid="0015ca46"/>
    </style:style>
    <style:style style:name="P67" style:family="paragraph" style:parent-style-name="Text_20_body">
      <style:text-properties style:text-position="0% 100%" fo:language="fr" fo:country="FR" officeooo:rsid="0011b46e" officeooo:paragraph-rsid="0011b46e" style:font-size-asian="10.5pt"/>
    </style:style>
    <style:style style:name="P68" style:family="paragraph" style:parent-style-name="Text_20_body">
      <style:text-properties style:text-position="0% 100%" fo:language="fr" fo:country="FR" officeooo:rsid="0011b46e" officeooo:paragraph-rsid="00261e46" style:font-size-asian="10.5pt"/>
    </style:style>
    <style:style style:name="P69" style:family="paragraph" style:parent-style-name="Text_20_body">
      <style:text-properties style:text-position="0% 100%" fo:language="fr" fo:country="FR" officeooo:rsid="0011b46e" officeooo:paragraph-rsid="00275d6e" style:font-size-asian="10.5pt"/>
    </style:style>
    <style:style style:name="P70" style:family="paragraph" style:parent-style-name="Text_20_body">
      <style:text-properties style:text-position="0% 100%" fo:language="fr" fo:country="FR" officeooo:rsid="00277ef6" officeooo:paragraph-rsid="00277ef6" style:font-size-asian="10.5pt"/>
    </style:style>
    <style:style style:name="P71" style:family="paragraph" style:parent-style-name="Text_20_body">
      <style:text-properties style:text-position="0% 100%" fo:language="fr" fo:country="FR" officeooo:rsid="00277ef6" officeooo:paragraph-rsid="00288996" style:font-size-asian="10.5pt"/>
    </style:style>
    <style:style style:name="P72" style:family="paragraph" style:parent-style-name="Text_20_body">
      <style:text-properties style:text-position="0% 100%" fo:language="fr" fo:country="FR" officeooo:rsid="0028f970" officeooo:paragraph-rsid="0028f970" style:font-size-asian="10.5pt"/>
    </style:style>
    <style:style style:name="P73" style:family="paragraph" style:parent-style-name="Text_20_body">
      <style:text-properties officeooo:paragraph-rsid="00261e46"/>
    </style:style>
    <style:style style:name="P74" style:family="paragraph" style:parent-style-name="Heading_20_2">
      <style:text-properties fo:language="fr" fo:country="FR"/>
    </style:style>
    <style:style style:name="P75" style:family="paragraph" style:parent-style-name="Heading_20_2">
      <style:text-properties fo:language="fr" fo:country="FR" officeooo:rsid="0015ca46"/>
    </style:style>
    <style:style style:name="P76" style:family="paragraph" style:parent-style-name="Heading_20_2">
      <style:text-properties fo:language="fr" fo:country="FR" officeooo:rsid="0015ca46" officeooo:paragraph-rsid="00201b09"/>
    </style:style>
    <style:style style:name="P77" style:family="paragraph" style:parent-style-name="Heading_20_2">
      <style:text-properties style:text-position="0% 100%" fo:language="fr" fo:country="FR" officeooo:rsid="0015ca46" officeooo:paragraph-rsid="00201b09" style:font-size-asian="10.5pt"/>
    </style:style>
    <style:style style:name="P78" style:family="paragraph" style:parent-style-name="Heading_20_2">
      <style:text-properties style:text-position="0% 100%" fo:language="fr" fo:country="FR" officeooo:rsid="0015ca46" officeooo:paragraph-rsid="00261e46" style:font-size-asian="10.5pt"/>
    </style:style>
    <style:style style:name="P79" style:family="paragraph" style:parent-style-name="Heading_20_2">
      <style:text-properties style:text-position="0% 100%" fo:language="fr" fo:country="FR" officeooo:rsid="00261e46" officeooo:paragraph-rsid="00261e46" style:font-size-asian="10.5pt"/>
    </style:style>
    <style:style style:name="P80" style:family="paragraph" style:parent-style-name="Heading_20_1">
      <style:text-properties fo:language="fr" fo:country="FR"/>
    </style:style>
    <style:style style:name="P81" style:family="paragraph" style:parent-style-name="Heading_20_1">
      <style:text-properties fo:language="fr" fo:country="FR" officeooo:rsid="000116ed" officeooo:paragraph-rsid="000116ed"/>
    </style:style>
    <style:style style:name="P82" style:family="paragraph" style:parent-style-name="Heading_20_1">
      <style:text-properties fo:language="fr" fo:country="FR" officeooo:paragraph-rsid="000bed6f"/>
    </style:style>
    <style:style style:name="P83" style:family="paragraph" style:parent-style-name="Heading_20_1">
      <style:text-properties fo:language="fr" fo:country="FR" officeooo:paragraph-rsid="0016fbb5"/>
    </style:style>
    <style:style style:name="P84" style:family="paragraph" style:parent-style-name="Footer">
      <style:paragraph-properties fo:text-align="end" style:justify-single-word="false"/>
      <style:text-properties fo:language="fr" fo:country="FR"/>
    </style:style>
    <style:style style:name="T1" style:family="text">
      <style:text-properties officeooo:rsid="000f8a0d"/>
    </style:style>
    <style:style style:name="T2" style:family="text">
      <style:text-properties officeooo:rsid="000116ed"/>
    </style:style>
    <style:style style:name="T3" style:family="text">
      <style:text-properties officeooo:rsid="0004e19a"/>
    </style:style>
    <style:style style:name="T4" style:family="text">
      <style:text-properties officeooo:rsid="0006976c"/>
    </style:style>
    <style:style style:name="T5" style:family="text">
      <style:text-properties officeooo:rsid="0007b5a7"/>
    </style:style>
    <style:style style:name="T6" style:family="text">
      <style:text-properties officeooo:rsid="000bed6f"/>
    </style:style>
    <style:style style:name="T7" style:family="text">
      <style:text-properties officeooo:rsid="000c2b15"/>
    </style:style>
    <style:style style:name="T8" style:family="text">
      <style:text-properties fo:language="fr" fo:country="FR"/>
    </style:style>
    <style:style style:name="T9" style:family="text">
      <style:text-properties fo:language="fr" fo:country="FR" officeooo:rsid="0016e1ef"/>
    </style:style>
    <style:style style:name="T10" style:family="text">
      <style:text-properties fo:language="fr" fo:country="FR" officeooo:rsid="0000fbf3"/>
    </style:style>
    <style:style style:name="T11" style:family="text">
      <style:text-properties style:text-position="super 58%" officeooo:rsid="0007b5a7" style:font-size-asian="10.5pt"/>
    </style:style>
    <style:style style:name="T12" style:family="text">
      <style:text-properties style:text-position="0% 100%" officeooo:rsid="0007b5a7" style:font-size-asian="10.5pt"/>
    </style:style>
    <style:style style:name="T13" style:family="text">
      <style:text-properties style:text-position="0% 100%" officeooo:rsid="0011b46e" style:font-size-asian="10.5pt"/>
    </style:style>
    <style:style style:name="T14" style:family="text">
      <style:text-properties style:text-position="0% 100%" officeooo:rsid="001349d7" style:font-size-asian="10.5pt"/>
    </style:style>
    <style:style style:name="T15" style:family="text">
      <style:text-properties style:text-position="0% 100%" officeooo:rsid="001446ba" style:font-size-asian="10.5pt"/>
    </style:style>
    <style:style style:name="T16" style:family="text">
      <style:text-properties style:text-position="0% 100%" officeooo:rsid="00201b09" style:font-size-asian="10.5pt"/>
    </style:style>
    <style:style style:name="T17" style:family="text">
      <style:text-properties style:text-position="0% 100%" officeooo:rsid="0021a180" style:font-size-asian="10.5pt"/>
    </style:style>
    <style:style style:name="T18" style:family="text">
      <style:text-properties style:text-position="0% 100%" officeooo:rsid="0022b9a3" style:font-size-asian="10.5pt"/>
    </style:style>
    <style:style style:name="T19" style:family="text">
      <style:text-properties style:text-position="0% 100%" fo:language="fr" fo:country="FR" officeooo:rsid="00261e46" style:font-size-asian="10.5pt"/>
    </style:style>
    <style:style style:name="T20" style:family="text">
      <style:text-properties officeooo:rsid="0016fbb5"/>
    </style:style>
    <style:style style:name="T21" style:family="text">
      <style:text-properties fo:color="#006633" officeooo:rsid="0000fbf3"/>
    </style:style>
    <style:style style:name="T22" style:family="text">
      <style:text-properties fo:color="#006633" fo:language="fr" fo:country="FR" fo:font-weight="bold" officeooo:rsid="0000fbf3" style:font-weight-asian="bold" style:font-weight-complex="bold"/>
    </style:style>
    <style:style style:name="T23" style:family="text">
      <style:text-properties fo:color="#006633" fo:language="fr" fo:country="FR" fo:font-weight="bold" officeooo:rsid="0000fbf3"/>
    </style:style>
    <style:style style:name="T24" style:family="text">
      <style:text-properties fo:color="#009933"/>
    </style:style>
    <style:style style:name="T25" style:family="text">
      <style:text-properties officeooo:rsid="00062c41"/>
    </style:style>
    <style:style style:name="T26" style:family="text">
      <style:text-properties officeooo:rsid="0004d228"/>
    </style:style>
    <style:style style:name="T27" style:family="text">
      <style:text-properties officeooo:rsid="0018cd4c"/>
    </style:style>
    <style:style style:name="T28" style:family="text">
      <style:text-properties officeooo:rsid="001edf06"/>
    </style:style>
    <style:style style:name="T29" style:family="text">
      <style:text-properties officeooo:rsid="00201b09"/>
    </style:style>
    <style:style style:name="T30" style:family="text">
      <style:text-properties officeooo:rsid="0022b9a3"/>
    </style:style>
    <style:style style:name="T31" style:family="text">
      <style:text-properties officeooo:rsid="00243553"/>
    </style:style>
    <style:style style:name="T32" style:family="text">
      <style:text-properties officeooo:rsid="00246dda"/>
    </style:style>
    <style:style style:name="T33" style:family="text">
      <style:text-properties officeooo:rsid="00259ba8"/>
    </style:style>
    <style:style style:name="T34" style:family="text">
      <style:text-properties officeooo:rsid="00261e46"/>
    </style:style>
    <style:style style:name="T35" style:family="text">
      <style:text-properties officeooo:rsid="00275d6e"/>
    </style:style>
    <style:style style:name="T36" style:family="text">
      <style:text-properties officeooo:rsid="00277ef6"/>
    </style:style>
    <style:style style:name="T37" style:family="text">
      <style:text-properties officeooo:rsid="00288996"/>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4">Table des matières</text:p>
          </text:index-title>
          <text:p text:style-name="P35"><text:a xlink:type="simple" xlink:href="#__RefHeading__121_1213069294" text:style-name="Index_20_Link" text:visited-style-name="Index_20_Link"><text:span text:style-name="T8">I/ Introduction<text:tab/>1</text:span></text:a></text:p>
          <text:p text:style-name="P35"><text:a xlink:type="simple" xlink:href="#__RefHeading__123_1213069294" text:style-name="Index_20_Link" text:visited-style-name="Index_20_Link"><text:span text:style-name="T8">II/ Présentation de l'entreprise<text:tab/>1</text:span></text:a></text:p>
          <text:p text:style-name="P35"><text:a xlink:type="simple" xlink:href="#__RefHeading__229_1213069294" text:style-name="Index_20_Link" text:visited-style-name="Index_20_Link"><text:span text:style-name="T8">III/ Présentation du contexte et du projet global<text:tab/>1</text:span></text:a></text:p>
          <text:p text:style-name="P36"><text:a xlink:type="simple" xlink:href="#__RefHeading__89_1039008435" text:style-name="Index_20_Link" text:visited-style-name="Index_20_Link"><text:span text:style-name="T8">1 – Apodio10<text:tab/>1</text:span></text:a></text:p>
          <text:p text:style-name="P36"><text:a xlink:type="simple" xlink:href="#__RefHeading__577_1127625510" text:style-name="Index_20_Link" text:visited-style-name="Index_20_Link"><text:span text:style-name="T8">2- Peaufinage de la version d'Apodio10 fonctionnelle.<text:tab/>2</text:span></text:a></text:p>
          <text:p text:style-name="P35"><text:a xlink:type="simple" xlink:href="#__RefHeading__231_1213069294" text:style-name="Index_20_Link" text:visited-style-name="Index_20_Link"><text:span text:style-name="T8">IV/ Présentation du travail réalisé.<text:tab/>2</text:span></text:a></text:p>
          <text:p text:style-name="P36"><text:a xlink:type="simple" xlink:href="#__RefHeading__579_1127625510" text:style-name="Index_20_Link" text:visited-style-name="Index_20_Link"><text:span text:style-name="T8">1- Apodio10.<text:tab/>2</text:span></text:a></text:p>
          <text:p text:style-name="P36"><text:a xlink:type="simple" xlink:href="#__RefHeading__581_1127625510" text:style-name="Index_20_Link" text:visited-style-name="Index_20_Link"><text:span text:style-name="T8">2- Peaufinage de la version d'Apodio10 fonctionnelle.<text:tab/>3</text:span></text:a></text:p>
          <text:p text:style-name="P35"><text:a xlink:type="simple" xlink:href="#__RefHeading__233_1213069294" text:style-name="Index_20_Link" text:visited-style-name="Index_20_Link"><text:span text:style-name="T8">V/ Conclusion<text:tab/>4</text:span></text:a></text:p>
          <text:p text:style-name="P35"><text:a xlink:type="simple" xlink:href="#__RefHeading__583_1127625510" text:style-name="Index_20_Link" text:visited-style-name="Index_20_Link"><text:span text:style-name="T8">VI/ Bibliographie<text:tab/>4</text:span></text:a></text:p>
          <text:p text:style-name="P35"><text:a xlink:type="simple" xlink:href="#__RefHeading__585_1127625510" text:style-name="Index_20_Link" text:visited-style-name="Index_20_Link"><text:span text:style-name="T8">X/ Annexes<text:tab/>5</text:span></text:a></text:p>
        </text:index-body>
      </text:table-of-content>
      <text:p text:style-name="P33"/>
      <text:p text:style-name="P33"/>
      <text:p text:style-name="P33"/>
      <text:h text:style-name="P81" text:outline-level="1"><text:bookmark-start text:name="__RefHeading__121_1213069294"/>I/ Introduction<text:bookmark-end text:name="__RefHeading__121_1213069294"/></text:h>
      <text:p text:style-name="P4">Premiere mission : réaliser une iso correcte du système Apodio</text:p>
      <text:h text:style-name="P81" text:outline-level="1"><text:bookmark-start text:name="__RefHeading__123_1213069294"/>II/ Présentation de l'entreprise<text:bookmark-end text:name="__RefHeading__123_1213069294"/></text:h>
      <text:p text:style-name="P5"><text:tab/><text:span text:style-name="T3">L'entreprise, ou plutot l'association APO33, a un but artistique, elle développe des projets collectifs alliant recherche et expérimentation dans le domaine du spectacle audiovisuel et tehnologique. Elle possède le meme esprit que celui des logiciel libre. C'est notament dans cet esprit que l'association développe un dérivé de ubuntu : Apodio.</text:span></text:p>
      <text:p text:style-name="P6"><text:tab/>Cette distribution vise à faciliter le traitement, le partage, la création et la diffusion musicale, vidéo <text:span text:style-name="T4">ou bien</text:span> graphique. En effet, elle contient de nombreux outils-logiciels le permettant.</text:p>
      <text:p text:style-name="P6"><text:tab/><text:span text:style-name="T4">Elle organise également des rencontres entre divers artistes, des ateliers de création, met en place des projets, etc.</text:span></text:p>
      <text:p text:style-name="P2"><text:span text:style-name="T8"><text:tab/>Je vous invite à visiter le site web de l'entreprise : </text:span><text:a xlink:type="simple" xlink:href="http://apo33.org/"><text:span text:style-name="T8">apo33.org</text:span></text:a></text:p>
      <text:h text:style-name="P80" text:outline-level="1"><text:bookmark-start text:name="__RefHeading__229_1213069294"/>III/ Présentation du contexte et du projet global<text:bookmark-end text:name="__RefHeading__229_1213069294"/></text:h>
      <text:h text:style-name="P74" text:outline-level="2"><text:bookmark-start text:name="__RefHeading__89_1039008435"/>1 – Apodio10<text:bookmark-end text:name="__RefHeading__89_1039008435"/></text:h>
      <text:p text:style-name="P7"><text:tab/>Au moment de mon arrivé dans l'association, <text:span text:style-name="T5">l'équipe terminait de développer Apodio10 qui est l'équivalent d'un Xubuntu 14.4. Il contient de nombreuses applications artistiques et créatives et une configuration personnalisée. Cependant, du fait de ses nombreuses applications et logiciels présent sur ce système, le partage en est difficile. En effet, il est trop lourd, en générer une image n'est pas une t^ache simple. La norme ISO9660 est une norme sur les systèmes de fichiers utilisés </text:span><text:soft-page-break/><text:span text:style-name="T5">sur les CD-ROM et DVD, les images de disque. Le comble c'est qu'elles sont principalement au format « .iso ». Une des principales contraintes définies par cette norme concerne la taille maximale d'un fichier d'image : il est limité à 4 GiB ( gibibytes ) soit 4* 1024</text:span><text:span text:style-name="T11">3</text:span><text:span text:style-name="T12">, </text:span><text:span text:style-name="T13">soit un peu plus de 4,2 GO. </text:span><text:span text:style-name="T14">De plus, nous sommes également limité dans le nombre de dossiers, et ceci va nous poser un problème par la suite. </text:span><text:span text:style-name="T15">Je vais donc devoir générer une « iso » correcte c'est-à-dire qui garde tous les paramètres, configurations personnalisées, etc, et toutes les logiciels installés si possible.</text:span></text:p>
      <text:p text:style-name="P7"/>
      <text:p text:style-name="P17"><text:tab/>Avant mon arrivée, mon tuteur utilisait l'outil remastersys pour faire un « backup » de son système. Cependant, celui-ci était parfois très long et ne fonctionnait pas à chaque, j'ai donc été chargé d'effectuer une méthode de génération d'iso « à la main ».</text:p>
      <text:p text:style-name="P17"/>
      <text:h text:style-name="P77" text:outline-level="2"><text:bookmark-start text:name="__RefHeading__577_1127625510"/><text:span text:style-name="T29">2</text:span>- <text:span text:style-name="T29">Peaufinage de la version d'Apodio10 fonctionnelle.</text:span><text:bookmark-end text:name="__RefHeading__577_1127625510"/></text:h>
      <text:p text:style-name="P13"/>
      <text:p text:style-name="P13"><text:span text:style-name="T16"><text:tab/></text:span><text:span text:style-name="T17">Une fois Apodio10 en état de marche, je dois le peaufiner avant de pouvoir le mettre en ligne. Ce qu'il nous reste à faire se situe uniquement au niveau du menu des applications. </text:span><text:span text:style-name="T18">En effet, certaines applications ne sont pas sur le système mais restent affichées dans les menus, certaines autres, n'ont plus d'icones.</text:span></text:p>
      <text:p text:style-name="P13"/>
      <text:h text:style-name="P78" text:outline-level="2"><text:span text:style-name="T34">3</text:span><text:span text:style-name="T18">- </text:span><text:span text:style-name="T34">Watch the Med</text:span></text:h>
      <text:p text:style-name="P69"><text:tab/><text:span text:style-name="T35">Ma mission suivante : récupérer les données du site </text:span><text:a xlink:type="simple" xlink:href="http://watchthemed.net/"><text:span text:style-name="T35">watchthemed.net</text:span></text:a><text:span text:style-name="T35">. Watch the Med est un site répertoriant les incidents dans la mediterranée, principalement ceux des migrants clandestins. Les incidents sont ensuite rapportés sur une carte interactive.</text:span></text:p>
      <text:p text:style-name="P69"><text:tab/><text:span text:style-name="T35">On veut donc en récupérer les données afin de faire la projection de la carte de façon artistique et en temps réel.</text:span></text:p>
      <text:p text:style-name="P67"/>
      <text:h text:style-name="P79" text:outline-level="2">4-Espionnage du réseau</text:h>
      <text:p text:style-name="P73"/>
      <text:p text:style-name="P73"><text:span text:style-name="T19"/></text:p>
      <text:h text:style-name="P80" text:outline-level="1"><text:bookmark-start text:name="__RefHeading__231_1213069294"/><text:soft-page-break/>IV/ Présentation du travail réalisé.<text:bookmark-end text:name="__RefHeading__231_1213069294"/></text:h>
      <text:h text:style-name="P75" text:outline-level="2"><text:bookmark-start text:name="__RefHeading__579_1127625510"/>1- <text:span text:style-name="T29">A</text:span>podio10.<text:bookmark-end text:name="__RefHeading__579_1127625510"/></text:h>
      <text:p text:style-name="P10"><text:tab/>J'ai donc commencé par suivre la méthode commande par commande d'un site internet<text:note text:id="ftn1" text:note-class="footnote"><text:note-citation>1</text:note-citation><text:note-body><text:p text:style-name="P20"><text:span text:style-name="T8"><text:s/></text:span><text:a xlink:type="simple" xlink:href="http://qliu.free.fr/Linux/bootcd.html"><text:span text:style-name="T8">qliu.free.fr/Linux/bootcd.html</text:span></text:a><text:span text:style-name="T8">, </text:span><text:span text:style-name="T9">voir annexes pour la modification</text:span></text:p></text:note-body></text:note>, la méthode datant de 2002, j'ai du modifiés quelques commandes, en rajouter, en déplacer, en supprimer… <text:span text:style-name="T20">Au bout de plusiseurs essais, j'ai mis au point un script permettant de ne pas recopier toutes les commandes une à une. Malheureusement, cette méthode ne donnait pas d'iso correcte et m'a pris beaucoup de temps à corriger.</text:span></text:p>
      <text:p text:style-name="P10"><text:s text:c="2"/><text:tab/><text:span text:style-name="T20">J'ai donc approfondi mes recherches sur les méthodes manuelles de création d'images disques de son systèmes, et j'ai trouvé deux autres tutoriels. En les combinants, et avec mon expérience acquise sur le premier et après de nombreuses iso dans l'apparence correctes mais qui finalement ne terminait pas l'installation du système, j'ai pu enfin générer une iso conven able. Convenable, mais pas vraiment correcte, on avait bien les logiciels (en grande partie), mais les menus, les paramètres, la plupart des configurations n'était pas sur le nouveau système installé à partir de l'image du système que l'ont voulait partager.</text:span></text:p>
      <text:p text:style-name="P10"><text:tab/><text:span text:style-name="T27">Après tous ces échecs, je me suis dirigé vers un autre outil de « backup » systèmes : Relinux. En me disant qu'il serait peut-^etre plus fiable que son semblable Remastersys. L'iso est générée. En lançant le live system, on remarque qu'avec cet outil, <text:s/>nos fichiers de configuration ne sont toujours pas passés sur l'iso. En effet, ceux-ci (la plupart en fait) sont situés dans le dossier /home. Il semblerait que le logiciel n'inclut pas le dossier /home dans le backup. L'idée est donc de décompresser l'iso, puis ensuite décompresser le fichier filesystem.squashfs qui contient tous les fichier du système, d'y ajouter le dossier /home puis de refaire le filesystem et l'iso à la main. Malheureusement, le live ne veut pas se lancer, ni l'installation.</text:span></text:p>
      <text:p text:style-name="P11"><text:tab/><text:span text:style-name="T28">On va donc essayer de garder le /home en le copiant dans /etc/skel/. Ce dossier est celui qui est copié de le /home à la création d'un utilisateur. Le live se lance, marche et les paramètres de configurations sont bons. Malheureusement, l'installation pose problème et s'arrete avant la fin, nous emp^echant d'installer le système sur une machine.</text:span></text:p>
      <text:p text:style-name="P11"><text:tab/><text:span text:style-name="T28">Après ce nouvel échec, mon tuteur décide de repartir sur une version d'apodio sans icestream et sans de nombreuses mises à jours, ce qui allège un peu la taille du système. On repars donc avec Remastersys pour cette version. Il marche convenablement, et on peux m^eme le faire deux fois de suite, c'est-à-dire faire un backup avec un système issu d'un backup. On va donc rester sur cette version plus légère.</text:span></text:p>
      <text:p text:style-name="P11"><text:tab/><text:span text:style-name="T29">Il ne nous reste plus qu'un tout petit problème, la configuration DNS sur le live n'est pas fonctionnelle, il faut ajouter le fichier /etc/resolv.conf à chaque démarrage du live, le fichier contient :</text:span></text:p>
      <text:p text:style-name="P11">« <text:span text:style-name="T29">search home</text:span></text:p>
      <text:p text:style-name="P12">nameserver 127.0.0.1 »</text:p>
      <text:p text:style-name="P12"><text:soft-page-break/>Pourtant le fichier /etc/resolvconf/base générant le précédent est correct. L'erreur est donc autrepart. En fouillant dans le code source de Remastersys, qui par chance est un script bash, on remarque qu'il supprime le fichier resolv.conf du système live, ce qui est donc bine la cause de notre problème puisqu'en supprimant l'instruction, le live est <text:span text:style-name="T30">fonctionne.</text:span></text:p>
      <text:p text:style-name="P11"/>
      <text:h text:style-name="P76" text:outline-level="2"><text:bookmark-start text:name="__RefHeading__581_1127625510"/><text:span text:style-name="T29">2</text:span>- <text:span text:style-name="T29">Peaufinage de la version d'Apodio10 fonctionnelle.</text:span><text:bookmark-end text:name="__RefHeading__581_1127625510"/></text:h>
      <text:p text:style-name="P63"><text:tab/><text:span text:style-name="T33">Pour les applications qui n'étaient plus sur le système, j'en ai réinstallé quelques unes via apt-get. Pour les autres, j'ai supprimé leur « desktop file » dans le dossier</text:span><text:tab/> <text:span text:style-name="T32">~</text:span>/.local/share/applications <text:span text:style-name="T33">afin qu'il n'apparaissent plus dans le menu. En effet c'est dans ce dossier que l'on trouve les fichiers nécessaire à la configuration du menu personnel de l'utilisateur. En supprimant le fichier « menulibre-laditray.desktop » par exemple, je supprime des menus les occurrences de laditray, celles-ci étaient inutiles puisque le logiciel n'est pas installé sur le système.</text:span></text:p>
      <text:p text:style-name="P63"><text:tab/><text:span text:style-name="T33">Pour l'une des applications qui semblait ne pas ^etre présente sur le système mais bien présente dans le menu, c'etait juste une erreur de chemin pour la commande à éxécuter. Un ficher de menu se présente de la manière suivante :</text:span></text:p>
      <text:p text:style-name="P62"/>
      <text:p text:style-name="P62"/>
      <table:table table:name="Tableau_desktop_files" table:style-name="Tableau_5f_desktop_5f_files">
        <table:table-column table:style-name="Tableau_5f_desktop_5f_files.A"/>
        <table:table-column table:style-name="Tableau_5f_desktop_5f_files.B"/>
        <table:table-row>
          <table:table-cell table:style-name="Tableau_5f_desktop_5f_files.A1" office:value-type="string">
            <text:p text:style-name="P31">Ligne </text:p>
          </table:table-cell>
          <table:table-cell table:style-name="Tableau_5f_desktop_5f_files.B1" office:value-type="string">
            <text:p text:style-name="P57">Description</text:p>
          </table:table-cell>
        </table:table-row>
        <table:table-row>
          <table:table-cell table:style-name="Tableau_5f_desktop_5f_files.A2" office:value-type="string">
            <text:p text:style-name="P58">[Desktop Entry]</text:p>
          </table:table-cell>
          <table:table-cell table:style-name="Tableau_5f_desktop_5f_files.B2" office:value-type="string">
            <text:p text:style-name="P55">Première ligne de chaque fichier de menu. <text:span text:style-name="T31">Elle est obligatoire et sert à identifier correctement le type de fichier</text:span></text:p>
          </table:table-cell>
        </table:table-row>
        <table:table-row>
          <table:table-cell table:style-name="Tableau_5f_desktop_5f_files.A2" office:value-type="string">
            <text:p text:style-name="P59">Type=Application</text:p>
          </table:table-cell>
          <table:table-cell table:style-name="Tableau_5f_desktop_5f_files.B2" office:value-type="string">
            <text:p text:style-name="P56">Définit les onglets dans lesquels le raccourci vers l'application se trouve</text:p>
          </table:table-cell>
        </table:table-row>
        <table:table-row>
          <table:table-cell table:style-name="Tableau_5f_desktop_5f_files.A2" office:value-type="string">
            <text:p text:style-name="P59">Encoding=UTF-8</text:p>
          </table:table-cell>
          <table:table-cell table:style-name="Tableau_5f_desktop_5f_files.B2" office:value-type="string">
            <text:p text:style-name="P32">Encoding</text:p>
          </table:table-cell>
        </table:table-row>
        <table:table-row>
          <table:table-cell table:style-name="Tableau_5f_desktop_5f_files.A2" office:value-type="string">
            <text:p text:style-name="P59">Name=Sample Application Name</text:p>
          </table:table-cell>
          <table:table-cell table:style-name="Tableau_5f_desktop_5f_files.B2" office:value-type="string">
            <text:p text:style-name="P32">Nom de l'application dans le menu</text:p>
          </table:table-cell>
        </table:table-row>
        <table:table-row>
          <table:table-cell table:style-name="Tableau_5f_desktop_5f_files.A2" office:value-type="string">
            <text:p text:style-name="P59">Comment=A sample application</text:p>
          </table:table-cell>
          <table:table-cell table:style-name="Tableau_5f_desktop_5f_files.B2" office:value-type="string">
            <text:p text:style-name="P32">Description de l'application, bulle informative.</text:p>
          </table:table-cell>
        </table:table-row>
        <table:table-row>
          <table:table-cell table:style-name="Tableau_5f_desktop_5f_files.A2" office:value-type="string">
            <text:p text:style-name="P59">Exec=application</text:p>
          </table:table-cell>
          <table:table-cell table:style-name="Tableau_5f_desktop_5f_files.B2" office:value-type="string">
            <text:p text:style-name="P32">Commande lançant l'application</text:p>
          </table:table-cell>
        </table:table-row>
        <table:table-row>
          <table:table-cell table:style-name="Tableau_5f_desktop_5f_files.A2" office:value-type="string">
            <text:p text:style-name="P59">Icon=application.png</text:p>
          </table:table-cell>
          <table:table-cell table:style-name="Tableau_5f_desktop_5f_files.B2" office:value-type="string">
            <text:p text:style-name="P32">Chemin absolu de l'ic^one de l'application</text:p>
          </table:table-cell>
        </table:table-row>
        <table:table-row>
          <table:table-cell table:style-name="Tableau_5f_desktop_5f_files.A2" office:value-type="string">
            <text:p text:style-name="P61">Terminal=false</text:p>
          </table:table-cell>
          <table:table-cell table:style-name="Tableau_5f_desktop_5f_files.B2" office:value-type="string">
            <text:p text:style-name="P32">Précise si l'application doit se lancer dans un terminal ou non</text:p>
          </table:table-cell>
        </table:table-row>
      </table:table>
      <text:p text:style-name="P15"/>
      <text:p text:style-name="P60"/>
      <text:h text:style-name="P78" text:outline-level="2"><text:span text:style-name="T34">3- Watch the Med</text:span></text:h>
      <text:p text:style-name="P68"><text:tab/><text:span text:style-name="T36">Tout d'abord, pour récuperer les données, j'ai commencé par regarder le code source de la page. C'est une page xml, le code source est principalement constitué de code javascript.<text:line-break/><text:tab/>J'ai ensuite utilisé un parser, celui de mozilla est très bien, ainsi j'ai pu localiser les lignes de </text:span><text:soft-page-break/><text:span text:style-name="T36">codes qui indiquait la position des incidents : chaque point est contenu dans un nœud de cette forme :</text:span></text:p>
      <text:p text:style-name="P70">#OpenLayers\.Geometry\.Point_162</text:p>
      <text:p text:style-name="P70">&lt;circle stroke-linejoin="round" stroke-linecap="round" stroke-width="14" stroke-opacity="0.6" stroke="#CC0000" fill-opacity="0.8" fill="#CC0000" r="20" cy="190.09723234875108" cx="289.5433784281108" id="OpenLayers.Geometry.Point_162"&gt;&lt;/circle&gt;</text:p>
      <text:p text:style-name="P71">Où OpenLayers\.Geometry\.Point_162 <text:span text:style-name="T37">est le nom du point. Tout ce qui est entouré par la balise circle décrit les caractéristiques du point. On va surtout s'intéresser a cx et cy qui donnent les positions en abscisses et en ordonnées du point.</text:span></text:p>
      <text:p text:style-name="P72"><text:tab/>On veut donc récupérer tout les nœuds <text:span text:style-name="T36">OpenLayers\.Geometry\.Point_</text:span>XXX. Sachant que en zoomant, le nombre de point augmente car on apporte plus de précisions, on va se fixer un zoom précis et ne plus en bouger. </text:p>
      <text:p text:style-name="P68"/>
      <text:h text:style-name="P79" text:outline-level="2">4-Espionnage du réseau</text:h>
      <text:p text:style-name="P64"/>
      <text:p text:style-name="P9"><text:tab/></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h text:style-name="P80" text:outline-level="1"><text:bookmark-start text:name="__RefHeading__233_1213069294"/>V/ <text:span text:style-name="T2">C</text:span>onclusion<text:bookmark-end text:name="__RefHeading__233_1213069294"/></text:h>
      <text:p text:style-name="P3"/>
      <text:p text:style-name="P3"/>
      <text:p text:style-name="P3"/>
      <text:h text:style-name="P82" text:outline-level="1"><text:bookmark-start text:name="__RefHeading__583_1127625510"/>V<text:span text:style-name="T6">I</text:span>/ <text:span text:style-name="T6">Bibliographie</text:span><text:bookmark-end text:name="__RefHeading__583_1127625510"/></text:h>
      <text:p text:style-name="P8"/>
      <table:table table:name="Table1" table:style-name="Table1">
        <table:table-column table:style-name="Table1.A"/>
        <table:table-column table:style-name="Table1.B"/>
        <table:table-row>
          <table:table-cell table:style-name="Table1.A1" office:value-type="string">
            <text:p text:style-name="P24">Site internet</text:p>
          </table:table-cell>
          <table:table-cell table:style-name="Table1.A1" office:value-type="string">
            <text:p text:style-name="P24">Description </text:p>
          </table:table-cell>
        </table:table-row>
        <table:table-row>
          <table:table-cell table:style-name="Table1.A1" office:value-type="string">
            <text:p text:style-name="P25"/>
          </table:table-cell>
          <table:table-cell table:style-name="Table1.A1" office:value-type="string">
            <text:p text:style-name="P25"/>
          </table:table-cell>
        </table:table-row>
        <table:table-row>
          <table:table-cell table:style-name="Table1.A1" office:value-type="string">
            <text:p text:style-name="P19"><text:a xlink:type="simple" xlink:href="http://doc.ubuntu-fr.org/"><text:span text:style-name="T8">doc.ubuntu-fr.org</text:span></text:a></text:p>
          </table:table-cell>
          <table:table-cell table:style-name="Table1.A1" office:value-type="string">
            <text:p text:style-name="P26">Documentation sur presque tout ce que concerne ubunu</text:p>
          </table:table-cell>
        </table:table-row>
        <table:table-row>
          <table:table-cell table:style-name="Table1.A1" office:value-type="string">
            <text:p text:style-name="P19"><text:a xlink:type="simple" xlink:href="http://openclassrooms.com/"><text:span text:style-name="T8">openclassrooms.com/</text:span></text:a></text:p>
          </table:table-cell>
          <table:table-cell table:style-name="Table1.A1" office:value-type="string">
            <text:p text:style-name="P26">Présente de nombreux cours en informatique</text:p>
          </table:table-cell>
        </table:table-row>
        <table:table-row>
          <table:table-cell table:style-name="Table1.A1" office:value-type="string">
            <text:p text:style-name="P25"/>
          </table:table-cell>
          <table:table-cell table:style-name="Table1.A1" office:value-type="string">
            <text:p text:style-name="P25"/>
          </table:table-cell>
        </table:table-row>
        <table:table-row>
          <table:table-cell table:style-name="Table1.A1" office:value-type="string">
            <text:p text:style-name="P19"><text:a xlink:type="simple" xlink:href="http://qliu.free.fr/Linux/bootcd.html"><text:span text:style-name="T8">qliu.free.fr/Linux/bootcd.html</text:span></text:a></text:p>
          </table:table-cell>
          <table:table-cell table:style-name="Table1.A1" office:value-type="string">
            <text:p text:style-name="P26">Détaille une méthode « à la main » pour faire une image de son système ubuntu</text:p>
          </table:table-cell>
        </table:table-row>
        <table:table-row>
          <table:table-cell table:style-name="Table1.A1" office:value-type="string">
            <text:p text:style-name="P25"/>
          </table:table-cell>
          <table:table-cell table:style-name="Table1.A1" office:value-type="string">
            <text:p text:style-name="P25"/>
          </table:table-cell>
        </table:table-row>
        <table:table-row>
          <table:table-cell table:style-name="Table1.A1" office:value-type="string">
            <text:p text:style-name="P19"><text:a xlink:type="simple" xlink:href="http://www.octetmalin.net/linux/tutoriels/ubuntu-personnaliser-live-cd-usb.php"><text:span text:style-name="T8">www.octetmalin.net/linux/tutoriels/ubuntu-personnaliser-live-cd-usb.php</text:span></text:a></text:p>
          </table:table-cell>
          <table:table-cell table:style-name="Table1.A1" office:value-type="string">
            <text:p text:style-name="P26">Détaille une <text:span text:style-name="T7">autre </text:span>méthode « à la main » pour faire une image de son système ubuntu</text:p>
          </table:table-cell>
        </table:table-row>
        <table:table-row>
          <table:table-cell table:style-name="Table1.A1" office:value-type="string">
            <text:p text:style-name="P18"><text:a xlink:type="simple" xlink:href="http://klikit.pbworks.com/w/page/7315115/Remastersys%20Capink"><text:span text:style-name="T8"/></text:a></text:p>
          </table:table-cell>
          <table:table-cell table:style-name="Table1.A1" office:value-type="string">
            <text:p text:style-name="P25"/>
          </table:table-cell>
        </table:table-row>
        <table:table-row>
          <table:table-cell table:style-name="Table1.A1" office:value-type="string">
            <text:p text:style-name="P19"><text:a xlink:type="simple" xlink:href="http://klikit.pbworks.com/w/page/7315115/Remastersys%20Capink"><text:span text:style-name="T8">klikit.pbworks.com/w/page/7315115/Remastersys%20Capink</text:span></text:a></text:p>
          </table:table-cell>
          <table:table-cell table:style-name="Table1.A1" office:value-type="string">
            <text:p text:style-name="P26">Détaille <text:span text:style-name="T7">encore une autre</text:span> méthode « à la main » pour faire une image de son système ubuntu</text:p>
          </table:table-cell>
        </table:table-row>
        <table:table-row>
          <table:table-cell table:style-name="Table1.A1" office:value-type="string">
            <text:p text:style-name="P25"/>
          </table:table-cell>
          <table:table-cell table:style-name="Table1.A1" office:value-type="string">
            <text:p text:style-name="P25"/>
          </table:table-cell>
        </table:table-row>
        <table:table-row>
          <table:table-cell table:style-name="Table1.A1" office:value-type="string">
            <text:p text:style-name="P22"><text:a xlink:type="simple" xlink:href="http://unix.stackexchange.com/"><text:span text:style-name="T8">unix.stackexchange.com/</text:span></text:a></text:p>
          </table:table-cell>
          <table:table-cell table:style-name="Table1.A1" office:value-type="string">
            <text:p text:style-name="P27">Site d'aide Unix</text:p>
          </table:table-cell>
        </table:table-row>
        <table:table-row>
          <table:table-cell table:style-name="Table1.A1" office:value-type="string">
            <text:p text:style-name="P28"/>
          </table:table-cell>
          <table:table-cell table:style-name="Table1.A1" office:value-type="string">
            <text:p text:style-name="P28"/>
          </table:table-cell>
        </table:table-row>
        <table:table-row>
          <table:table-cell table:style-name="Table1.A1" office:value-type="string">
            <text:p text:style-name="P22"><text:a xlink:type="simple" xlink:href="http://linux.developpez.com/"><text:span text:style-name="T8">linux.developpez.com/</text:span></text:a></text:p>
          </table:table-cell>
          <table:table-cell table:style-name="Table1.A1" office:value-type="string">
            <text:p text:style-name="P27">Site d'aide Linux</text:p>
          </table:table-cell>
        </table:table-row>
        <table:table-row>
          <table:table-cell table:style-name="Table1.A1" office:value-type="string">
            <text:p text:style-name="P28"/>
          </table:table-cell>
          <table:table-cell table:style-name="Table1.A1" office:value-type="string">
            <text:p text:style-name="P28"/>
          </table:table-cell>
        </table:table-row>
        <table:table-row>
          <table:table-cell table:style-name="Table1.A1" office:value-type="string">
            <text:p text:style-name="P22"><text:a xlink:type="simple" xlink:href="http://www.linuxquestions.org/"><text:span text:style-name="T8">www.linuxquestions.org/</text:span></text:a></text:p>
          </table:table-cell>
          <table:table-cell table:style-name="Table1.A1" office:value-type="string">
            <text:p text:style-name="P27">Site d'aide Linux</text:p>
          </table:table-cell>
        </table:table-row>
        <table:table-row>
          <table:table-cell table:style-name="Table1.A1" office:value-type="string">
            <text:p text:style-name="P28"/>
          </table:table-cell>
          <table:table-cell table:style-name="Table1.A1" office:value-type="string">
            <text:p text:style-name="P28"/>
          </table:table-cell>
        </table:table-row>
        <table:table-row>
          <table:table-cell table:style-name="Table1.A1" office:value-type="string">
            <text:p text:style-name="P21"><text:a xlink:type="simple" xlink:href="http://debian-facile.org/"><text:span text:style-name="T8">debian-facile.org</text:span></text:a></text:p>
          </table:table-cell>
          <table:table-cell table:style-name="Table1.A1" office:value-type="string">
            <text:p text:style-name="P28">Site d'entraide pour les utilisateurs de Debian</text:p>
          </table:table-cell>
        </table:table-row>
        <table:table-row>
          <table:table-cell table:style-name="Table1.A1" office:value-type="string">
            <text:p text:style-name="P28"/>
          </table:table-cell>
          <table:table-cell table:style-name="Table1.A1" office:value-type="string">
            <text:p text:style-name="P28"/>
          </table:table-cell>
        </table:table-row>
        <table:table-row>
          <table:table-cell table:style-name="Table1.A1" office:value-type="string">
            <text:p text:style-name="P22"><text:a xlink:type="simple" xlink:href="https://bbs.archlinux.org/"><text:span text:style-name="T8">bbs.archlinux.org/</text:span></text:a></text:p>
          </table:table-cell>
          <table:table-cell table:style-name="Table1.A1" office:value-type="string">
            <text:p text:style-name="P27">Site d'aide Linux</text:p>
          </table:table-cell>
        </table:table-row>
        <table:table-row>
          <table:table-cell table:style-name="Table1.A1" office:value-type="string">
            <text:p text:style-name="P28"/>
          </table:table-cell>
          <table:table-cell table:style-name="Table1.A1" office:value-type="string">
            <text:p text:style-name="P28"/>
          </table:table-cell>
        </table:table-row>
        <table:table-row>
          <table:table-cell table:style-name="Table1.A1" office:value-type="string">
            <text:p text:style-name="P30"><text:a xlink:type="simple" xlink:href="https://developer.gnome.org/">developer.gnome.org</text:a></text:p>
          </table:table-cell>
          <table:table-cell table:style-name="Table1.A1" office:value-type="string">
            <text:p text:style-name="P30">Site d'aide Gnome</text:p>
          </table:table-cell>
        </table:table-row>
        <table:table-row>
          <table:table-cell table:style-name="Table1.A1" office:value-type="string">
            <text:p text:style-name="P28"/>
          </table:table-cell>
          <table:table-cell table:style-name="Table1.A1" office:value-type="string">
            <text:p text:style-name="P28"/>
          </table:table-cell>
        </table:table-row>
        <table:table-row>
          <table:table-cell table:style-name="Table1.A1" office:value-type="string">
            <text:p text:style-name="P29"/>
          </table:table-cell>
          <table:table-cell table:style-name="Table1.A1" office:value-type="string">
            <text:p text:style-name="P28"/>
          </table:table-cell>
        </table:table-row>
        <table:table-row>
          <table:table-cell table:style-name="Table1.A1" office:value-type="string">
            <text:p text:style-name="P28"/>
          </table:table-cell>
          <table:table-cell table:style-name="Table1.A1" office:value-type="string">
            <text:p text:style-name="P28"/>
          </table:table-cell>
        </table:table-row>
        <table:table-row>
          <table:table-cell table:style-name="Table1.A1" office:value-type="string">
            <text:p text:style-name="P23"/>
          </table:table-cell>
          <table:table-cell table:style-name="Table1.A1" office:value-type="string">
            <text:p text:style-name="P25"/>
          </table:table-cell>
        </table:table-row>
      </table:table>
      <text:p text:style-name="P8"/>
      <text:h text:style-name="P83" text:outline-level="1"><text:bookmark-start text:name="__RefHeading__585_1127625510"/><text:soft-page-break/><text:span text:style-name="T20">X</text:span>/ <text:span text:style-name="T20">Annexes</text:span><text:bookmark-end text:name="__RefHeading__585_1127625510"/></text:h>
      <text:p text:style-name="P14"/>
      <text:p text:style-name="P16"><text:span text:style-name="T8">Pour la création de l'image ISO et sa gravure, on a besoin de <text:s/></text:span><text:span text:style-name="T22">geniosimage</text:span><text:span text:style-name="T10"> </text:span><text:span text:style-name="T8">et de </text:span><text:span text:style-name="Teletype"><text:span text:style-name="T23">wodim</text:span></text:span><text:span text:style-name="T8">.</text:span></text:p>
      <text:p text:style-name="P37">$ ./Gmake &amp;&amp; su -c 'make install' <text:s text:c="2"/><text:span text:style-name="T21">apt-get install syslinux</text:span></text:p>
      <text:p text:style-name="P42"># mkdir /var/tmp/bootcd</text:p>
      <text:p text:style-name="P43"># mkdir /var/tmp/bootcd/isolinux</text:p>
      <text:p text:style-name="P43"/>
      <text:p text:style-name="P42">#apodio@apotest:/boot$ ls | grep 'vmlinuz' </text:p>
      <text:p text:style-name="P42">vmlinuz-3.13.0-33-generic </text:p>
      <text:p text:style-name="P42">vmlinuz-3.13.0-35-generic </text:p>
      <text:p text:style-name="P42">vmlinuz-3.13.0-36-generic </text:p>
      <text:p text:style-name="P38">vmlinuz-3.13.0-39-generic </text:p>
      <text:p text:style-name="P44">donc </text:p>
      <text:p text:style-name="P43"># cp /boot/vmlinuz-2.4.19 /var/tmp/bootcd/isolinux/bzImage</text:p>
      <text:p text:style-name="P39"># cp /boot/vmlinuz-2.2.22 /var/tmp/bootcd/isolinux/bzImage2 </text:p>
      <text:p text:style-name="P39"><text:span text:style-name="T24">change en mettant les deux noyaux les plus recents</text:span> </text:p>
      <text:p text:style-name="P40">pour le clavier francais, beaucoup de problèmes, on ignore pour l'instant, le clavier francais n'est qu'optionnel</text:p>
      <text:p text:style-name="P40">sinon, mais ca ne marche pas à tous les coups :</text:p>
      <text:p text:style-name="P45">Pour cela faire :</text:p>
      <text:p text:style-name="P45">Créer les dossier et sous dossier /kdb/keytables dans /usr/lib/</text:p>
      <text:p text:style-name="P50"># cd /usr/lib/</text:p>
      <text:p text:style-name="P50"># mkdir kbd/ </text:p>
      <text:p text:style-name="P50"># cd kbd/ </text:p>
      <text:p text:style-name="P50"># mkdir keytables/</text:p>
      <text:p text:style-name="P46">Puis charger la config clavier dans un fichier fr.kmap :</text:p>
      <text:p text:style-name="P51"># dumpkeys &gt; fr.kmap</text:p>
      <text:p text:style-name="P46">le déplacer dans le keytables :</text:p>
      <text:p text:style-name="P51"># mv fr.kmap /usr/lib/kbd/keytables</text:p>
      <text:p text:style-name="P46">Changer le script lilo.conf :</text:p>
      <text:p text:style-name="P51"># gedit /usr/sbin/keytab-lilo</text:p>
      <text:p text:style-name="P46">et remplacer <text:span text:style-name="T25">(à la deuxième ligne) :</text:span></text:p>
      <text:p text:style-name="P52">$DEFAULT_MAP = "us";</text:p>
      <text:p text:style-name="P47"><text:soft-page-break/>par </text:p>
      <text:p text:style-name="P52">$DEFAULT_MAP = "fr";</text:p>
      <text:p text:style-name="P48">Ensuite faire :</text:p>
      <text:p text:style-name="P53"><text:span text:style-name="T26"># </text:span>sudo keytab-lilo fr &gt; /boot/fr.ktl</text:p>
      <text:p text:style-name="P49">on peut enfin le copier </text:p>
      <text:p text:style-name="P41"># cp /boot/fr.ktl /var/tmp/bootcd/isolinux</text:p>
      <text:p text:style-name="P54">pour la suite, tout était presque pareil, j'avais fait un script bash pour ne pas avoir à tous refaire a chaque fois.</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style:shadow="none" text:number-lines="false" text:line-number="0"/>
      <style:text-properties fo:font-size="16pt" style:text-underline-style="none" fo:font-weight="bold" style:font-size-asian="16pt" style:font-weight-asian="bold" style:font-size-complex="16pt"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cccccc" fo:padding="0.049cm" fo:border="0.06pt solid #000000" style:shadow="#ffcc00 0.199cm 0.199cm">
        <style:tab-stops/>
        <style:background-image/>
      </style:paragraph-properties>
      <style:text-properties fo:font-size="140%" style:text-underline-style="none"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fo:background-color="#eeeeee" fo:padding="0.049cm" fo:border="0.06pt solid #ff3333" style:shadow="none">
        <style:tab-stops/>
        <style:background-image/>
      </style:paragraph-properties>
      <style:text-properties fo:font-size="115%" style:text-underline-style="none" fo:font-weight="bold" style:font-size-asian="115%" style:font-weight-asian="bold" style:font-size-complex="115%" style:font-weight-complex="normal" style:text-overline-style="none" style:text-overline-color="font-color"/>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fr" fo:country="FR"/>
    </style:style>
    <style:style style:name="MT1" style:family="text">
      <style:text-properties officeooo:rsid="000f8a0d"/>
    </style:style>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span text:style-name="MT1">BORDET Dennis<text:tab/>Stage <text:tab/></text:span><text:page-number text:select-page="current">8</text:page-number>/<text:page-count>8</text:page-count></text:p>
      </style:footer>
      <style:footer-first>
        <text:p text:style-name="MP1"><text:span text:style-name="MT1">BORDET Dennis<text:tab/>Stage <text:tab/></text:span><text:page-number text:select-page="current">1</text:page-number>/<text:page-count>8</text:page-count></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meta:initial-creator>
    <meta:creation-date>2015-04-17T14:07:31.614536412</meta:creation-date>
    <dc:date>2015-05-20T16:42:17.417328750</dc:date>
    <dc:creator>dennisman </dc:creator>
    <meta:editing-duration>PT5H53M57S</meta:editing-duration>
    <meta:editing-cycles>34</meta:editing-cycles>
    <meta:generator>LibreOffice/4.2.8.2$Linux_X86_64 LibreOffice_project/420m0$Build-2</meta:generator>
    <meta:document-statistic meta:table-count="2" meta:image-count="0" meta:object-count="0" meta:page-count="8" meta:paragraph-count="135" meta:word-count="1747" meta:character-count="11437" meta:non-whitespace-character-count="9776"/>
  </office:meta>
</office:document-meta>
</file>